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Vivid-title">
      <style:graphic-properties fo:min-height="2.629cm" loext:decorative="false"/>
      <style:paragraph-properties style:writing-mode="lr-tb"/>
    </style:style>
    <style:style style:name="pr2" style:family="presentation" style:parent-style-name="Vivid-subtitle">
      <style:graphic-properties draw:fill-color="#ffffff"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Vivid-title">
      <style:graphic-properties draw:textarea-vertical-align="top" loext:decorative="false"/>
      <style:paragraph-properties style:writing-mode="lr-tb"/>
    </style:style>
    <style:style style:name="pr5" style:family="presentation" style:parent-style-name="Vivid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Vivid-outline1">
      <style:graphic-properties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color="#04617b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491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491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491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491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491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491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491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491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491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49100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yecto Intermodular 2 DAW M</text:p>
          </draw:text-box>
        </draw:frame>
        <draw:frame presentation:style-name="pr2" draw:text-style-name="P1" draw:layer="layout" svg:width="25.2cm" svg:height="4.216cm" svg:x="1.4cm" svg:y="10.75cm" presentation:class="subtitle" presentation:user-transformed="true">
          <draw:text-box>
            <text:p>César Torres</text:p>
            <text:p>Carlos Ripollés</text:p>
            <text:p>David Doichi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2T1">
        <draw:frame presentation:style-name="pr4" draw:layer="layout" svg:width="25.2cm" svg:height="8.552cm" svg:x="1.4cm" svg:y="0.75cm" presentation:class="title" presentation:user-transformed="true">
          <draw:text-box>
            <text:list text:style-name="L2">
              <text:list-header>
                <text:p text:style-name="P2"><text:span text:style-name="T1">Tecnologías utilizadas:</text:span><text:span text:style-name="T1"><text:line-break/></text:span><text:span text:style-name="T1"><text:line-break/></text:span><text:span text:style-name="T2">Frontend</text:span><text:span text:style-name="T3">: Angular.</text:span><text:span text:style-name="T3"><text:line-break/></text:span><text:span text:style-name="T2">Backend</text:span><text:span text:style-name="T3">: Spring Boot. </text:span><text:span text:style-name="T3"><text:line-break/></text:span><text:span text:style-name="T2">Base de datos</text:span><text:span text:style-name="T3">: MySQL.</text:span><text:span text:style-name="T3"><text:line-break/></text:span><text:span text:style-name="T2">Control de versiones</text:span><text:span text:style-name="T3">: Git + GitHub.</text:span><text:span text:style-name="T3"><text:line-break/></text:span><text:span text:style-name="T2">Despliegue</text:span><text:span text:style-name="T3">: Docker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2T1">
        <draw:frame presentation:style-name="pr4" draw:layer="layout" svg:width="25.2cm" svg:height="9cm" svg:x="1.4cm" svg:y="0.75cm" presentation:class="title" presentation:user-transformed="true">
          <draw:text-box>
            <text:p><text:span text:style-name="T3">Frontend:</text:span><text:span text:style-name="T3"><text:line-break/></text:span><text:span text:style-name="T3"><text:line-break/></text:span><text:span text:style-name="T3">Angular con el respaldo de la librería de componentes PrimeNG y CSS precompilado PrimeFlex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2T1">
        <draw:frame presentation:style-name="pr4" draw:text-style-name="P3" draw:layer="layout" svg:width="25.2cm" svg:height="9cm" svg:x="1.4cm" svg:y="0.75cm" presentation:class="title" presentation:user-transformed="true">
          <draw:text-box>
            <text:p><text:span text:style-name="T3">Backend:</text:span><text:span text:style-name="T3"><text:line-break/></text:span><text:span text:style-name="T3"><text:line-break/></text:span><text:span text:style-name="T3">Spring Boot con los starters de Spring Web, Spring Security, JPA y más.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2T1">
        <office:forms form:automatic-focus="false" form:apply-design-mode="false"/>
        <draw:frame presentation:style-name="pr4" draw:layer="layout" svg:width="25.2cm" svg:height="9cm" svg:x="1.4cm" svg:y="0.75cm" presentation:class="title">
          <draw:text-box>
            <text:p><text:span text:style-name="T3">Base de datos:</text:span><text:span text:style-name="T3"><text:line-break/></text:span><text:span text:style-name="T3"><text:line-break/></text:span><text:span text:style-name="T3">MySQL base.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2T1">
        <draw:frame presentation:style-name="pr4" draw:layer="layout" svg:width="25.2cm" svg:height="9cm" svg:x="1.4cm" svg:y="0.75cm" presentation:class="title" presentation:user-transformed="true">
          <draw:text-box>
            <text:p><text:span text:style-name="T3">Control de versiones:</text:span><text:span text:style-name="T3"><text:line-break/></text:span><text:span text:style-name="T3"><text:line-break/></text:span><text:span text:style-name="T3">Git hosteando el código en GitHub.</text:span><text:line-break/></text:p>
          </draw:text-box>
        </draw:frame>
        <draw:frame presentation:style-name="pr6" draw:layer="layout" svg:width="25.2cm" svg:height="3.25cm" svg:x="1.4cm" svg:y="10.7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2T1">
        <office:forms form:automatic-focus="false" form:apply-design-mode="false"/>
        <draw:frame presentation:style-name="pr4" draw:text-style-name="P3" draw:layer="layout" svg:width="25.2cm" svg:height="9cm" svg:x="1.4cm" svg:y="0.75cm" presentation:class="title" presentation:user-transformed="true">
          <draw:text-box>
            <text:p text:style-name="P3"><text:span text:style-name="T3">Despliegue:</text:span><text:span text:style-name="T3"><text:line-break/></text:span><text:span text:style-name="T3"><text:line-break/></text:span><text:span text:style-name="T3">Docker separado en 3 contenedores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6" draw:display-name="Transparency 6" draw:style="radial" draw:cx="50%" draw:cy="90%" draw:start="0%" draw:end="10%" draw:border="30%">
      <loext:opacity-stop svg:offset="0" svg:stop-opacity="0"/>
      <loext:opacity-stop svg:offset="1" svg:stop-opacity="0.1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fo:min-height="0cm" fo:min-width="0cm" loext:decorative="fals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5" style:family="presentation" style:parent-style-name="Vivid-backgroundobjects">
      <style:graphic-properties fo:min-height="1.25cm" loext:decorative="false"/>
      <style:paragraph-properties style:writing-mode="lr-tb"/>
    </style:style>
    <style:style style:name="Mpr6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ivi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text-style-name="MP8" draw:layer="backgroundobjects" svg:width="6.5cm" svg:height="1.25cm" svg:x="1.4cm" svg:y="14.25cm" presentation:class="date-time">
        <draw:text-box>
          <text:p text:style-name="MP7"><presentation:date-time/></text:p>
        </draw:text-box>
      </draw:frame>
      <draw:frame presentation:style-name="Mpr5" draw:text-style-name="MP5" draw:layer="backgroundobjects" svg:width="9cm" svg:height="1.25cm" svg:x="9.5cm" svg:y="14.25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cm" svg:height="1.25cm" svg:x="20.1cm" svg:y="14.25cm" presentation:class="page-number">
        <draw:text-box>
          <text:p text:style-name="MP3"><text:page-number>&lt;número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23T20:45:59.045467400</meta:creation-date>
    <dc:date>2025-02-23T20:58:35.066051200</dc:date>
    <meta:editing-duration>PT1M1S</meta:editing-duration>
    <meta:editing-cycles>2</meta:editing-cycles>
    <meta:generator>LibreOffice/25.2.0.3$Windows_X86_64 LibreOffice_project/e1cf4a87eb02d755bce1a01209907ea5ddc8f069</meta:generator>
    <meta:document-statistic meta:object-count="56"/>
  </office:meta>
</office:document-meta>
</file>